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officeooo:paragraph-rsid="00c659ff"/>
    </style:style>
    <style:style style:name="P15" style:family="paragraph" style:parent-style-name="Standard">
      <style:paragraph-properties fo:text-align="start" style:justify-single-word="false"/>
      <style:text-properties officeooo:paragraph-rsid="00c71d24"/>
    </style:style>
    <style:style style:name="P16" style:family="paragraph" style:parent-style-name="Standard">
      <style:paragraph-properties fo:text-align="start" style:justify-single-word="false"/>
      <style:text-properties officeooo:paragraph-rsid="00d726bd"/>
    </style:style>
    <style:style style:name="P17" style:family="paragraph" style:parent-style-name="Standard">
      <style:paragraph-properties fo:text-align="start" style:justify-single-word="false"/>
      <style:text-properties officeooo:paragraph-rsid="00ddf11e"/>
    </style:style>
    <style:style style:name="P18" style:family="paragraph" style:parent-style-name="Standard">
      <style:paragraph-properties fo:text-align="start" style:justify-single-word="false"/>
      <style:text-properties officeooo:paragraph-rsid="00e3adba"/>
    </style:style>
    <style:style style:name="P19"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20"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21"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22"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23"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24"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ddf11e" officeooo:paragraph-rsid="00ddf11e"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officeooo:rsid="0025b180" officeooo:paragraph-rsid="0025b180"/>
    </style:style>
    <style:style style:name="P28" style:family="paragraph" style:parent-style-name="Standard">
      <style:paragraph-properties fo:text-align="start" style:justify-single-word="false"/>
      <style:text-properties officeooo:rsid="008a3d39" officeooo:paragraph-rsid="00854271"/>
    </style:style>
    <style:style style:name="P29" style:family="paragraph" style:parent-style-name="Standard">
      <style:paragraph-properties fo:text-align="start" style:justify-single-word="false"/>
      <style:text-properties style:font-name="Liberation Serif" officeooo:paragraph-rsid="00b75eb5"/>
    </style:style>
    <style:style style:name="P30" style:family="paragraph" style:parent-style-name="Standard">
      <style:paragraph-properties fo:text-align="start" style:justify-single-word="false"/>
      <style:text-properties style:font-name="Liberation Serif" fo:font-size="12pt" officeooo:paragraph-rsid="00b75eb5" style:font-size-asian="12pt" style:font-size-complex="12pt"/>
    </style:style>
    <style:style style:name="P31" style:family="paragraph" style:parent-style-name="Standard">
      <style:paragraph-properties fo:text-align="start" style:justify-single-word="false"/>
      <style:text-properties style:font-name="Liberation Serif" fo:font-size="12pt" officeooo:paragraph-rsid="00c32e5b" style:font-size-asian="12pt" style:font-size-complex="12pt"/>
    </style:style>
    <style:style style:name="P32" style:family="paragraph" style:parent-style-name="Standard">
      <style:paragraph-properties fo:text-align="start" style:justify-single-word="false"/>
      <style:text-properties officeooo:paragraph-rsid="00e3adba"/>
    </style:style>
    <style:style style:name="P33" style:family="paragraph" style:parent-style-name="Standard">
      <style:paragraph-properties fo:text-align="start" style:justify-single-word="false"/>
      <style:text-properties officeooo:paragraph-rsid="00ee62db"/>
    </style:style>
    <style:style style:name="P34" style:family="paragraph" style:parent-style-name="Standard">
      <style:paragraph-properties fo:text-align="start" style:justify-single-word="false"/>
      <style:text-properties officeooo:paragraph-rsid="00f105a9"/>
    </style:style>
    <style:style style:name="P35"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ddf11e" officeooo:paragraph-rsid="00ddf11e" style:font-size-asian="12pt" style:font-style-asian="normal" style:font-weight-asian="normal" style:font-size-complex="12pt" style:font-style-complex="normal" style:font-weight-complex="normal"/>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tyle="normal" style:text-underline-style="none" fo:font-weight="normal" officeooo:rsid="00bd364f" style:font-style-asian="normal" style:font-weight-asian="normal" style:font-style-complex="normal" style:font-weight-complex="normal"/>
    </style:style>
    <style:style style:name="T86" style:family="text">
      <style:text-properties fo:color="#000000" fo:font-style="normal" style:text-underline-style="none" fo:font-weight="normal" officeooo:rsid="00bebaec" style:font-style-asian="normal" style:font-weight-asian="normal" style:font-style-complex="normal" style:font-weight-complex="normal"/>
    </style:style>
    <style:style style:name="T87" style:family="text">
      <style:text-properties fo:color="#000000" fo:font-style="normal" style:text-underline-style="none" fo:font-weight="normal" officeooo:rsid="00c03f49" style:font-style-asian="normal" style:font-weight-asian="normal" style:font-style-complex="normal" style:font-weight-complex="normal"/>
    </style:style>
    <style:style style:name="T88" style:family="text">
      <style:text-properties fo:color="#000000" fo:font-style="normal" style:text-underline-style="none" fo:font-weight="normal" officeooo:rsid="00c0cf32" style:font-style-asian="normal" style:font-weight-asian="normal" style:font-style-complex="normal" style:font-weight-complex="normal"/>
    </style:style>
    <style:style style:name="T89" style:family="text">
      <style:text-properties fo:color="#000000" fo:font-style="normal" style:text-underline-style="none" fo:font-weight="normal" officeooo:rsid="00c32e5b" style:font-style-asian="normal" style:font-weight-asian="normal" style:font-style-complex="normal" style:font-weight-complex="normal"/>
    </style:style>
    <style:style style:name="T90" style:family="text">
      <style:text-properties fo:color="#000000"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91" style:family="text">
      <style:text-properties fo:color="#000000" fo:font-style="normal" style:text-underline-style="none" fo:font-weight="normal" officeooo:rsid="00c222b4" fo:background-color="transparent" loext:char-shading-value="0" style:font-style-asian="normal" style:font-weight-asian="normal" style:font-style-complex="normal" style:font-weight-complex="normal"/>
    </style:style>
    <style:style style:name="T92" style:family="text">
      <style:text-properties fo:color="#000000" fo:font-style="normal" style:text-underline-style="none" fo:font-weight="normal" officeooo:rsid="00c32e5b" fo:background-color="transparent" loext:char-shading-value="0" style:font-style-asian="normal" style:font-weight-asian="normal" style:font-style-complex="normal" style:font-weight-complex="normal"/>
    </style:style>
    <style:style style:name="T93"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0bc3d72"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0bd364f" style:font-size-asian="12pt" style:font-style-asian="normal" style:font-weight-asian="normal" style:font-size-complex="12pt" style:font-style-complex="normal" style:font-weight-complex="normal"/>
    </style:style>
    <style:style style:name="T136" style:family="text">
      <style:text-properties fo:color="#000000" style:font-name="Liberation Serif" fo:font-size="12pt" fo:font-style="normal" style:text-underline-style="none" fo:font-weight="normal" officeooo:rsid="00c32e5b"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font-style="normal" style:text-underline-style="none" fo:font-weight="normal" officeooo:rsid="00c5b7f2"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font-style="normal" style:text-underline-style="none" fo:font-weight="normal" officeooo:rsid="00c636ce"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font-style="normal" style:text-underline-style="none" fo:font-weight="normal" officeooo:rsid="00c659ff"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font-style="normal" style:text-underline-style="none" fo:font-weight="normal" officeooo:rsid="00ccaf0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font-style="normal" style:text-underline-style="none" fo:font-weight="normal" officeooo:rsid="00cde05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style:text-underline-style="none" fo:font-weight="normal" officeooo:rsid="00cf5d93"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style:text-underline-style="none" fo:font-weight="normal" officeooo:rsid="00d1222f"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style:text-underline-style="none" fo:font-weight="normal" officeooo:rsid="00d1ba7d"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font-style="normal" style:text-underline-style="none" fo:font-weight="normal" officeooo:rsid="00d65dab"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font-style="normal" style:text-underline-style="none" fo:font-weight="normal" officeooo:rsid="00d6ab59"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font-style="normal" style:text-underline-style="none" fo:font-weight="normal" officeooo:rsid="00d726bd"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font-style="normal" style:text-underline-style="none" fo:font-weight="normal" officeooo:rsid="00d78d29"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style:text-underline-style="none" fo:font-weight="normal" officeooo:rsid="00d8f7c2"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style:text-underline-style="none" fo:font-weight="normal" officeooo:rsid="00da781d"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style:text-underline-style="none" fo:font-weight="normal" officeooo:rsid="00dc43c3" style:font-size-asian="12pt" style:font-style-asian="normal" style:font-weight-asian="normal" style:font-size-complex="12pt" style:font-style-complex="normal" style:font-weight-complex="normal"/>
    </style:style>
    <style:style style:name="T152" style:family="text">
      <style:text-properties fo:color="#000000" style:font-name="Liberation Serif" fo:font-size="12pt" fo:font-style="normal" style:text-underline-style="none" fo:font-weight="normal" officeooo:rsid="00ddf11e" style:font-size-asian="12pt" style:font-style-asian="normal" style:font-weight-asian="normal" style:font-size-complex="12pt" style:font-style-complex="normal" style:font-weight-complex="normal"/>
    </style:style>
    <style:style style:name="T153" style:family="text">
      <style:text-properties fo:color="#000000" style:font-name="Liberation Serif" fo:font-size="12pt" fo:font-style="normal" style:text-underline-style="none" fo:font-weight="normal" officeooo:rsid="00e3adba" style:font-size-asian="12pt" style:font-style-asian="normal" style:font-weight-asian="normal" style:font-size-complex="12pt" style:font-style-complex="normal" style:font-weight-complex="normal"/>
    </style:style>
    <style:style style:name="T154" style:family="text">
      <style:text-properties fo:color="#000000" style:font-name="Liberation Serif" fo:font-size="12pt" fo:font-style="normal" style:text-underline-style="none" fo:font-weight="normal" officeooo:rsid="00ea09c8" style:font-size-asian="12pt" style:font-style-asian="normal" style:font-weight-asian="normal" style:font-size-complex="12pt" style:font-style-complex="normal" style:font-weight-complex="normal"/>
    </style:style>
    <style:style style:name="T155" style:family="text">
      <style:text-properties fo:color="#000000" style:font-name="Liberation Serif" fo:font-size="12pt" fo:font-style="normal" style:text-underline-style="none" fo:font-weight="normal" officeooo:rsid="00ed3622" style:font-size-asian="12pt" style:font-style-asian="normal" style:font-weight-asian="normal" style:font-size-complex="12pt" style:font-style-complex="normal" style:font-weight-complex="normal"/>
    </style:style>
    <style:style style:name="T156" style:family="text">
      <style:text-properties fo:color="#000000" style:font-name="Liberation Serif" fo:font-size="12pt" fo:font-style="normal" style:text-underline-style="none" fo:font-weight="normal" officeooo:rsid="00ee62db" style:font-size-asian="12pt" style:font-style-asian="normal" style:font-weight-asian="normal" style:font-size-complex="12pt" style:font-style-complex="normal" style:font-weight-complex="normal"/>
    </style:style>
    <style:style style:name="T157" style:family="text">
      <style:text-properties fo:color="#000000" style:font-name="Liberation Serif" fo:font-size="12pt" fo:font-style="normal" style:text-underline-style="none" fo:font-weight="normal" officeooo:rsid="00efc96c" style:font-size-asian="12pt" style:font-style-asian="normal" style:font-weight-asian="normal" style:font-size-complex="12pt" style:font-style-complex="normal" style:font-weight-complex="normal"/>
    </style:style>
    <style:style style:name="T158" style:family="text">
      <style:text-properties fo:color="#000000" style:font-name="Liberation Serif" fo:font-size="12pt" fo:font-style="normal" style:text-underline-style="none" fo:font-weight="normal" officeooo:rsid="00f105a9" style:font-size-asian="12pt" style:font-style-asian="normal" style:font-weight-asian="normal" style:font-size-complex="12pt" style:font-style-complex="normal" style:font-weight-complex="normal"/>
    </style:style>
    <style:style style:name="T159" style:family="text">
      <style:text-properties fo:color="#000000" style:font-name="Liberation Serif" fo:font-size="12pt" fo:font-style="normal" style:text-underline-style="none" fo:font-weight="normal" officeooo:rsid="00f11be9" style:font-size-asian="12pt" style:font-style-asian="normal" style:font-weight-asian="normal" style:font-size-complex="12pt" style:font-style-complex="normal" style:font-weight-complex="normal"/>
    </style:style>
    <style:style style:name="T160" style:family="text">
      <style:text-properties fo:color="#000000" style:font-name="Liberation Serif" fo:font-size="12pt" fo:font-style="normal" style:text-underline-style="none" fo:font-weight="normal" officeooo:rsid="00f14a13" style:font-size-asian="12pt" style:font-style-asian="normal" style:font-weight-asian="normal" style:font-size-complex="12pt" style:font-style-complex="normal" style:font-weight-complex="normal"/>
    </style:style>
    <style:style style:name="T161" style:family="text">
      <style:text-properties fo:color="#000000"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font-size="12pt" fo:font-style="normal" style:text-underline-style="none" fo:font-weight="normal" officeooo:rsid="00c71d24"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Liberation Serif" fo:font-size="12pt" fo:font-style="normal" style:text-underline-style="none" fo:font-weight="normal" officeooo:rsid="00c83958"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Liberation Serif" fo:font-size="12pt" fo:font-style="normal" style:text-underline-style="none" fo:font-weight="normal" officeooo:rsid="00c83d0f"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Liberation Serif" fo:font-size="12pt" fo:font-style="normal" style:text-underline-style="none" fo:font-weight="normal" officeooo:rsid="00ca0b7f"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fo:color="#000000" style:font-name="Liberation Serif" fo:font-size="12pt" fo:font-style="normal" style:text-underline-style="none" fo:font-weight="normal" officeooo:rsid="00cc06bb"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fo:color="#000000" style:font-name="Liberation Serif" fo:font-size="12pt" fo:font-style="normal" style:text-underline-style="none" fo:font-weight="normal" officeooo:rsid="00ddf11e"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font-size="12pt" fo:font-style="normal" style:text-underline-style="none" fo:font-weight="normal" officeooo:rsid="00dee604"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font-size="12pt" fo:font-style="normal" style:text-underline-style="none" fo:font-weight="normal" officeooo:rsid="00e04844"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font-size="12pt" fo:font-style="normal" style:text-underline-style="none" fo:font-weight="normal" officeooo:rsid="00e150ba"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ize="12pt" fo:font-style="normal" style:text-underline-style="none" fo:font-weight="normal" officeooo:rsid="00e1bcb3" fo:background-color="transparent" loext:char-shading-value="0" style:font-size-asian="12pt" style:font-style-asian="normal" style:font-weight-asian="normal" style:font-size-complex="12pt" style:font-style-complex="normal" style:font-weight-complex="normal"/>
    </style:style>
    <style:style style:name="T172" style:family="text">
      <style:text-properties fo:color="#000000" style:font-name="Liberation Serif" fo:font-size="12pt" fo:font-style="normal" style:text-underline-style="none" fo:font-weight="normal" officeooo:rsid="00e3adba" fo:background-color="transparent" loext:char-shading-value="0" style:font-size-asian="12pt" style:font-style-asian="normal" style:font-weight-asian="normal" style:font-size-complex="12pt" style:font-style-complex="normal" style:font-weight-complex="normal"/>
    </style:style>
    <style:style style:name="T173" style:family="text">
      <style:text-properties fo:color="#000000" style:font-name="Liberation Serif" fo:font-size="12pt" fo:font-style="normal" style:text-underline-style="none" fo:font-weight="normal" officeooo:rsid="00e4f886" fo:background-color="transparent" loext:char-shading-value="0" style:font-size-asian="12pt" style:font-style-asian="normal" style:font-weight-asian="normal" style:font-size-complex="12pt" style:font-style-complex="normal" style:font-weight-complex="normal"/>
    </style:style>
    <style:style style:name="T174" style:family="text">
      <style:text-properties fo:color="#000000" style:font-name="Liberation Serif" fo:font-size="12pt" fo:font-style="normal" style:text-underline-style="none" fo:font-weight="normal" officeooo:rsid="00e6d23a" fo:background-color="transparent" loext:char-shading-value="0" style:font-size-asian="12pt" style:font-style-asian="normal" style:font-weight-asian="normal" style:font-size-complex="12pt" style:font-style-complex="normal" style:font-weight-complex="normal"/>
    </style:style>
    <style:style style:name="T175" style:family="text">
      <style:text-properties fo:color="#000000" style:font-name="Liberation Serif" fo:font-size="12pt" fo:font-style="normal" style:text-underline-style="none" fo:font-weight="normal" officeooo:rsid="00e71eac" fo:background-color="transparent" loext:char-shading-value="0" style:font-size-asian="12pt" style:font-style-asian="normal" style:font-weight-asian="normal" style:font-size-complex="12pt" style:font-style-complex="normal" style:font-weight-complex="normal"/>
    </style:style>
    <style:style style:name="T176" style:family="text">
      <style:text-properties fo:color="#000000" style:font-name="Liberation Serif" fo:font-size="12pt" fo:font-style="normal" style:text-underline-style="none" fo:font-weight="normal" officeooo:rsid="00e84445" fo:background-color="transparent" loext:char-shading-value="0" style:font-size-asian="12pt" style:font-style-asian="normal" style:font-weight-asian="normal" style:font-size-complex="12pt" style:font-style-complex="normal" style:font-weight-complex="normal"/>
    </style:style>
    <style:style style:name="T177" style:family="text">
      <style:text-properties fo:color="#000000"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178" style:family="text">
      <style:text-properties officeooo:rsid="001dc900"/>
    </style:style>
    <style:style style:name="T179" style:family="text">
      <style:text-properties fo:color="#cccccc" fo:font-style="normal" style:text-underline-style="none" officeooo:rsid="0025b180" fo:background-color="#1f1f1f" loext:char-shading-value="0" style:font-style-asian="normal" style:font-style-complex="normal"/>
    </style:style>
    <style:style style:name="T180" style:family="text">
      <style:text-properties fo:color="#cccccc" fo:font-style="normal" style:text-underline-style="none" fo:font-weight="normal" officeooo:rsid="00c0cf32" fo:background-color="#1f1f1f" loext:char-shading-value="0" style:font-style-asian="normal" style:font-weight-asian="normal" style:font-style-complex="normal" style:font-weight-complex="normal"/>
    </style:style>
    <style:style style:name="T181" style:family="text">
      <style:text-properties fo:color="#cccccc" fo:font-style="normal" style:text-underline-style="none" fo:font-weight="normal" officeooo:rsid="00c32e5b" fo:background-color="#1f1f1f" loext:char-shading-value="0" style:font-style-asian="normal" style:font-weight-asian="normal" style:font-style-complex="normal" style:font-weight-complex="normal"/>
    </style:style>
    <style:style style:name="T182" style:family="text">
      <style:text-properties fo:color="#cccccc"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183"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84" style:family="text">
      <style:text-properties fo:color="#cccccc" style:font-name="Liberation Serif" fo:font-size="12pt" fo:font-style="normal" style:text-underline-style="none" fo:font-weight="normal" officeooo:rsid="00ddf11e" fo:background-color="#1f1f1f" loext:char-shading-value="0" style:font-size-asian="12pt" style:font-style-asian="normal" style:font-weight-asian="normal" style:font-size-complex="12pt" style:font-style-complex="normal" style:font-weight-complex="normal"/>
    </style:style>
    <style:style style:name="T185" style:family="text">
      <style:text-properties fo:color="#cccccc"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186"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87"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88"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89" style:family="text">
      <style:text-properties fo:color="#9cdcfe" fo:font-style="normal" style:text-underline-style="none" fo:font-weight="normal" officeooo:rsid="00c0cf32" fo:background-color="#1f1f1f" loext:char-shading-value="0" style:font-style-asian="normal" style:font-weight-asian="normal" style:font-style-complex="normal" style:font-weight-complex="normal"/>
    </style:style>
    <style:style style:name="T190" style:family="text">
      <style:text-properties fo:color="#9cdcfe" fo:font-style="normal" style:text-underline-style="none" fo:font-weight="normal" officeooo:rsid="00c32e5b" fo:background-color="#1f1f1f" loext:char-shading-value="0" style:font-style-asian="normal" style:font-weight-asian="normal" style:font-style-complex="normal" style:font-weight-complex="normal"/>
    </style:style>
    <style:style style:name="T191" style:family="text">
      <style:text-properties fo:color="#9cdcfe"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192" style:family="text">
      <style:text-properties fo:color="#9cdcfe" style:font-name="Liberation Serif" fo:font-size="12pt" fo:font-style="normal" style:text-underline-style="none" fo:font-weight="normal" officeooo:rsid="00ddf11e" fo:background-color="#1f1f1f" loext:char-shading-value="0" style:font-size-asian="12pt" style:font-style-asian="normal" style:font-weight-asian="normal" style:font-size-complex="12pt" style:font-style-complex="normal" style:font-weight-complex="normal"/>
    </style:style>
    <style:style style:name="T193" style:family="text">
      <style:text-properties fo:color="#9cdcfe"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194" style:family="text">
      <style:text-properties fo:color="#9cdcfe"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95" style:family="text">
      <style:text-properties fo:color="#9cdcfe"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196"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97" style:family="text">
      <style:text-properties fo:color="#ce9178" style:font-name="Liberation Serif" fo:font-size="12pt" fo:font-style="normal" style:text-underline-style="none" fo:font-weight="normal" officeooo:rsid="00e1bcb3" fo:background-color="transparent" loext:char-shading-value="0" style:font-size-asian="12pt" style:font-style-asian="normal" style:font-weight-asian="normal" style:font-size-complex="12pt" style:font-style-complex="normal" style:font-weight-complex="normal"/>
    </style:style>
    <style:style style:name="T198" style:family="text">
      <style:text-properties fo:color="#ce9178"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199" style:family="text">
      <style:text-properties officeooo:rsid="002a6d10"/>
    </style:style>
    <style:style style:name="T200" style:family="text">
      <style:text-properties officeooo:rsid="002b21f0"/>
    </style:style>
    <style:style style:name="T201" style:family="text">
      <style:text-properties fo:color="#c9211e" fo:font-style="normal" style:text-underline-style="solid" style:text-underline-width="auto" style:text-underline-color="font-color" officeooo:rsid="002c87a5" style:font-style-asian="normal" style:font-style-complex="normal"/>
    </style:style>
    <style:style style:name="T202" style:family="text">
      <style:text-properties fo:color="#c9211e" fo:font-style="normal" style:text-underline-style="solid" style:text-underline-width="auto" style:text-underline-color="font-color" officeooo:rsid="004b5d9c" style:font-style-asian="normal" style:font-style-complex="normal"/>
    </style:style>
    <style:style style:name="T203" style:family="text">
      <style:text-properties fo:color="#c9211e" fo:font-style="normal" style:text-underline-style="solid" style:text-underline-width="auto" style:text-underline-color="font-color" officeooo:rsid="0068e4d6" style:font-style-asian="normal" style:font-style-complex="normal"/>
    </style:style>
    <style:style style:name="T204" style:family="text">
      <style:text-properties fo:color="#c9211e" fo:font-style="normal" style:text-underline-style="solid" style:text-underline-width="auto" style:text-underline-color="font-color" officeooo:rsid="006ecff0" style:font-style-asian="normal" style:font-style-complex="normal"/>
    </style:style>
    <style:style style:name="T205" style:family="text">
      <style:text-properties fo:color="#c9211e" fo:font-style="normal" style:text-underline-style="solid" style:text-underline-width="auto" style:text-underline-color="font-color" officeooo:rsid="00846e46" style:font-style-asian="normal" style:font-style-complex="normal"/>
    </style:style>
    <style:style style:name="T206" style:family="text">
      <style:text-properties fo:color="#c9211e" fo:font-style="normal" style:text-underline-style="none" officeooo:rsid="002c87a5" style:font-style-asian="normal" style:font-style-complex="normal"/>
    </style:style>
    <style:style style:name="T207" style:family="text">
      <style:text-properties fo:color="#c9211e" style:text-underline-style="solid" style:text-underline-width="auto" style:text-underline-color="font-color" officeooo:rsid="0071ac60"/>
    </style:style>
    <style:style style:name="T208" style:family="text">
      <style:text-properties fo:color="#c9211e" style:text-line-through-style="none" style:text-line-through-type="none" fo:font-style="normal" style:text-underline-style="none" fo:font-weight="bold" officeooo:rsid="00bebaec" style:font-style-asian="normal" style:font-weight-asian="bold" style:font-style-complex="normal" style:font-weight-complex="bold"/>
    </style:style>
    <style:style style:name="T209" style:family="text">
      <style:text-properties fo:color="#c9211e" style:text-line-through-style="none" style:text-line-through-type="none" fo:font-style="normal" style:text-underline-style="none" fo:font-weight="bold" officeooo:rsid="00c03f49" style:font-style-asian="normal" style:font-weight-asian="bold" style:font-style-complex="normal" style:font-weight-complex="bold"/>
    </style:style>
    <style:style style:name="T210" style:family="text">
      <style:text-properties fo:color="#c9211e" style:text-line-through-style="none" style:text-line-through-type="none" style:font-name="Liberation Serif" fo:font-size="12pt" fo:font-style="normal" style:text-underline-style="solid" style:text-underline-width="auto" style:text-underline-color="font-color" fo:font-weight="bold" officeooo:rsid="00d8f7c2" style:font-size-asian="12pt" style:font-style-asian="normal" style:font-weight-asian="bold" style:font-size-complex="12pt" style:font-style-complex="normal" style:font-weight-complex="bold"/>
    </style:style>
    <style:style style:name="T211" style:family="text">
      <style:text-properties fo:color="#c9211e" style:font-name="Liberation Serif" fo:font-size="12pt" fo:font-style="normal" style:text-underline-style="none" fo:font-weight="normal" officeooo:rsid="00d8f7c2" style:font-size-asian="12pt" style:font-style-asian="normal" style:font-weight-asian="normal" style:font-size-complex="12pt" style:font-style-complex="normal" style:font-weight-complex="normal"/>
    </style:style>
    <style:style style:name="T212" style:family="text">
      <style:text-properties fo:color="#c9211e" style:font-name="Liberation Serif" fo:font-size="12pt" fo:font-style="normal" style:text-underline-style="solid" style:text-underline-width="auto" style:text-underline-color="font-color" fo:font-weight="bold" officeooo:rsid="00d726bd" style:font-size-asian="12pt" style:font-style-asian="normal" style:font-weight-asian="bold" style:font-size-complex="12pt" style:font-style-complex="normal" style:font-weight-complex="bold"/>
    </style:style>
    <style:style style:name="T213" style:family="text">
      <style:text-properties officeooo:rsid="004ea784"/>
    </style:style>
    <style:style style:name="T214" style:family="text">
      <style:text-properties officeooo:rsid="0071ac60"/>
    </style:style>
    <style:style style:name="T215" style:family="text">
      <style:text-properties officeooo:rsid="00a13b76"/>
    </style:style>
    <style:style style:name="T216" style:family="text">
      <style:text-properties officeooo:rsid="00bb6a4d"/>
    </style:style>
    <style:style style:name="T217" style:family="text">
      <style:text-properties fo:color="#d4d4d4"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218" style:family="text">
      <style:text-properties fo:color="#d4d4d4"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219" style:family="text">
      <style:text-properties fo:color="#d4d4d4"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220" style:family="text">
      <style:text-properties fo:color="#b5cea8"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221" style:family="text">
      <style:text-properties fo:color="#ea7500"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222" style:family="text">
      <style:text-properties fo:color="#ea7500" style:font-name="Liberation Serif" fo:font-size="12pt" fo:font-style="normal" style:text-underline-style="none" fo:font-weight="normal" officeooo:rsid="00e3adba" fo:background-color="#000000" loext:char-shading-value="0" style:font-size-asian="12pt" style:font-style-asian="normal" style:font-weight-asian="normal" style:font-size-complex="12pt" style:font-style-complex="normal" style:font-weight-complex="normal"/>
    </style:style>
    <style:style style:name="T223" style:family="text">
      <style:text-properties fo:color="#dcdcaa"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224" style:family="text">
      <style:text-properties fo:color="#dcdcaa" style:font-name="Liberation Serif" fo:font-size="12pt" fo:font-style="normal" style:text-underline-style="none" fo:font-weight="normal" officeooo:rsid="00e4f886" fo:background-color="transparent" loext:char-shading-value="0" style:font-size-asian="12pt" style:font-style-asian="normal" style:font-weight-asian="normal" style:font-size-complex="12pt" style:font-style-complex="normal" style:font-weight-complex="normal"/>
    </style:style>
    <style:style style:name="T225" style:family="text">
      <style:text-properties fo:color="#dcdcaa" style:font-name="Consolas" fo:font-size="10.5pt" officeooo:rsid="00f4c835" fo:background-color="#1f1f1f" loext:char-shading-value="0"/>
    </style:style>
    <style:style style:name="T226" style:family="text">
      <style:text-properties officeooo:rsid="00f322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216">e-commerce</text:span></text:p>
      <text:p text:style-name="P1"/>
      <text:p text:style-name="P2">Projet <text:span text:style-name="T216">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20">- Migrations vers la base de données <text:span text:style-name="T213">avec </text:span><text:span text:style-name="T10">symfony console doctrine:migrations:migrate</text:span></text:p>
      <text:p text:style-name="P19">- <text:span text:style-name="T178">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79">        </text:span><text:span text:style-name="T186">&lt;</text:span><text:span text:style-name="T187">meta</text:span><text:span text:style-name="T183"> </text:span><text:span text:style-name="T188">name</text:span><text:span text:style-name="T183">=</text:span><text:span text:style-name="T196">"viewport"</text:span><text:span text:style-name="T183"> </text:span><text:span text:style-name="T188">content</text:span><text:span text:style-name="T183">=</text:span><text:span text:style-name="T196">"width=device-width, initial-scale=1.0"</text:span><text:span text:style-name="T186">&gt;</text:span></text:p>
      <text:p text:style-name="P21">pour le responsive dans le base.html.twig</text:p>
      <text:p text:style-name="P2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9">- <text:span text:style-name="T199">Ajout d’une navbar et d’un footer de test, depuis la doc bootstrap ( docs/components/navbar et copie du code, puis insertion dans le bloc body )</text:span></text:p>
      <text:p text:style-name="P19">- <text:span text:style-name="T200">Création d’un dossier partials pour éviter de saturer le base.html, et les appeler avec un include</text:span></text:p>
      <text:p text:style-name="P3"><text:span text:style-name="T14">- </text:span><text:span text:style-name="T22">Authentification avec la commande </text:span><text:span text:style-name="T201">symfony console make:auth </text:span><text:span text:style-name="T206">: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22">-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202">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203">addReference()</text:span><text:span text:style-name="T65">, puis la référence est récupérée grâce à un </text:span><text:span text:style-name="T203">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204">DependentFixtureInterface</text:span><text:span text:style-name="T69"> sur ImagesFixtures, et on instancie </text:span><text:span text:style-name="T204">getDependencies</text:span><text:span text:style-name="T69"> <text:s/></text:span></text:p>
      <text:p text:style-name="P23">pour définir les fixtures devant s’exécuter avant notre ImagesFixtures</text:p>
      <text:p text:style-name="P23">- <text:span text:style-name="T214">Création d’un contrôleur pour afficher le profile d’un utilisateur. On utilise la commande </text:span><text:span text:style-name="T207">symfony console make:controlleur ProfileControlleur</text:span><text:span text:style-name="T214">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205">symfony console make:migration</text:span><text:span text:style-name="T75"> puis </text:span><text:span text:style-name="T205">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8"><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93">- </text:span><text:span text:style-name="T94">On initialise </text:span><text:span text:style-name="T95">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95">- </text:span><text:span text:style-name="T96">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97">On met aussi à jour le template list.</text:span></text:p>
      <text:p text:style-name="P8"><text:span text:style-name="T97">- </text:span><text:span text:style-name="T98">On souhaite ajouter la vérification d’adresse mail. On commence par ajouter un champ is_verified dans notre entité users, </text:span><text:span text:style-name="T99">avec son getter et setter</text:span><text:span text:style-name="T98">. </text:span><text:span text:style-name="T100">On fait ensuite une migration classique.</text:span></text:p>
      <text:p text:style-name="P9"><text:span text:style-name="T100">- </text:span><text:span text:style-name="T101">On veut maintenant afficher un message à l’utilisateur pour l’informer de la vérification de son compte, dans notre template de base.html.twig </text:span><text:span text:style-name="T102">pour l’avoir peu importe la page</text:span><text:span text:style-name="T101">. On vérifie donc que l’utilisateur est connecté et qu’il n’a pas vérifié son compte, puis on lui affiche une alerte </text:span><text:span text:style-name="T102">avec la sémantique bootstrap.</text:span></text:p>
      <text:p text:style-name="P9"><text:span text:style-name="T102">- </text:span><text:span text:style-name="T103">On fait de même pour les messages flash en général </text:span><text:span text:style-name="T104">que l’on va initialiser</text:span><text:span text:style-name="T103"> dans </text:span><text:span text:style-name="T104">notre dossier</text:span><text:span text:style-name="T103"> partials. </text:span><text:span text:style-name="T104">On pourra ensuite créer des flashs sans avoir à les refaire manuellement, en renseignant uniquement le message du flash et son label, la couleur.</text:span></text:p>
      <text:p text:style-name="P10"><text:span text:style-name="T101">- </text:span><text:span text:style-name="T105">Pour envoyer des mails et vérifier notre adresse, nous avons besoin d’un service, donc on créée un dossier Service dans notre src. On crée ensuite un fichier SendMailService.</text:span></text:p>
      <text:p text:style-name="P24">Le mail service est composé d’un construct avec le mailer et d’une fonction send avec tout le contenu du mail ( expéditeur, destinataire, objet, contenu, template).</text:p>
      <text:p text:style-name="P10"><text:span text:style-name="T106">- </text:span><text:span text:style-name="T107">Une fois le service créée, on va venir l’utiliser dans notre RegistrationController en renseignant tous nos champs. Il faut aussi créer le template associé, dans un dossier email pour regrouper les templates de mail.</text:span></text:p>
      <text:p text:style-name="P11"><text:span text:style-name="T107">- </text:span><text:span text:style-name="T108">Il faut aussi installer MailHog pour pouvoir visualiser les mails envoyés, sur </text:span><text:a xlink:type="simple" xlink:href="http://localhost:8025/" text:style-name="Internet_20_link" text:visited-style-name="Visited_20_Internet_20_Link">http://localhost:8025/</text:a></text:p>
      <text:p text:style-name="P25">- Pour vérifier le mail, on utilise un JsonWebToken, qui permet de savoir si l’utilisateur est valide et si le mail de vérification est toujours valide, sans avoir à la stocker. <text:span text:style-name="T215">Nous allons comme pour le mailing créer un service JWTService.</text:span></text:p>
      <text:p text:style-name="P12"><text:span text:style-name="T111">- </text:span><text:span text:style-name="T109">Le JWT est composé de trois parties : le header, le payload, <text:s/>le secret </text:span><text:span text:style-name="T112">et la durée de validité du token</text:span><text:span text:style-name="T109">. </text:span><text:span text:style-name="T110">Nous allons avoir besoin de ces composants pour générer notre token, dans une fonction generate(). </text:span><text:span text:style-name="T113">On essaie ensuite de construire notre token en utilisant les infos de jwt.io pour le </text:span><text:soft-page-break/><text:span text:style-name="T113">payload, le header etc. </text:span><text:span text:style-name="T114">On stocke notre secret dans le fichier .env.local </text:span><text:span text:style-name="T115">pour eviter de l’avoir en ligne </text:span><text:span text:style-name="T116">et dans notre service</text:span><text:span text:style-name="T115">.</text:span><text:span text:style-name="T116">yaml sous la forme d’un paramètre qui appelle directement le .env, pour pouvoir le passer à notre service.</text:span></text:p>
      <text:p text:style-name="P12"><text:span text:style-name="T113">- </text:span><text:span text:style-name="T117">On passe ensuite au RegistrationController, dans lequel on va intégrer notre service JWT. </text:span><text:span text:style-name="T118">On va tout d’abord créer le header et le payload, puis grâce à la fonction generate(), nous allons pouvoir retourner un token.</text:span></text:p>
      <text:p text:style-name="P12"><text:span text:style-name="T118">- </text:span><text:span text:style-name="T119">On intègre le token dans le</text:span><text:span text:style-name="T122">s données du</text:span><text:span text:style-name="T119"> mail de vérification </text:span><text:span text:style-name="T122">pour pouvoir interagir avec dans le template du mail</text:span><text:span text:style-name="T119">, </text:span><text:span text:style-name="T120">puis on crée une route pour vérifier le token toujours dans notre RegistrationController. </text:span><text:span text:style-name="T121">Cette route s’appellera verify_user et prendra en paramètre un token : c’est cette route que nous envoyons au mail de vérification. </text:span><text:span text:style-name="T122">Attention, dans la création du lien pour la vérification du token, il faut ajouter la fonction absolute_url, pour construire l’url à partir de celle de notre application.</text:span></text:p>
      <text:p text:style-name="P12"><text:span text:style-name="T122">- </text:span><text:span text:style-name="T123">Nous devons maintenant vérifié que le token est </text:span><text:span text:style-name="T125">correctement form</text:span><text:span text:style-name="T123">é, </text:span><text:span text:style-name="T124">grâce à la méthode isValid </text:span><text:span text:style-name="T125">e</text:span><text:span text:style-name="T127">n</text:span><text:span text:style-name="T125"> utilis</text:span><text:span text:style-name="T127">ant</text:span><text:span text:style-name="T125"> une expression régulière</text:span><text:span text:style-name="T124"> dans notre JWTService.</text:span></text:p>
      <text:p text:style-name="P12"><text:span text:style-name="T124">- </text:span><text:span text:style-name="T126">On fait ensuite l</text:span><text:span text:style-name="T127">a</text:span><text:span text:style-name="T126"> fonction </text:span><text:span text:style-name="T127">getPayload</text:span><text:span text:style-name="T126"> pour récupérer le payload, ce qui va être utile par la suite pour accéder à notre date d’expiration.</text:span></text:p>
      <text:p text:style-name="P12"><text:span text:style-name="T126">- </text:span><text:span text:style-name="T128">Apèrs</text:span><text:span text:style-name="T127"> on rédige la fonction isExpired, en utilisant du coup la fonction getPayload et on compare la date actuelle avec celle du token pour savoir si il a expiré ou non, en renvoyant un booléen.</text:span></text:p>
      <text:p text:style-name="P12"><text:span text:style-name="T127">- </text:span><text:span text:style-name="T128">Ensuite, on créée une fonction check qui a pour but de régénérer le token avec le secret, pour voir si il n’a pas été modifié.</text:span></text:p>
      <text:p text:style-name="P13"><text:span text:style-name="T128">- </text:span><text:span text:style-name="T129">Une fois les différentes fonctions de vérification du token prêtes, on les intègre toute</text:span><text:span text:style-name="T130">s</text:span><text:span text:style-name="T129"> dans notre route de vérification de l’utilisateur, </text:span><text:span text:style-name="T130">dans </text:span><text:span text:style-name="T129">RegistrationController, et on modifie le statut vérifié de l’utilisateur du compte. </text:span><text:span text:style-name="T130">On lui affiche aussi un message de succès grâce à la méthode addFlash et au partials flash, et on le redirige vers son profil, et d</text:span><text:span text:style-name="T129">ans le cas contraire, on affiche un message d’e</text:span><text:span text:style-name="T130">rreur.</text:span></text:p>
      <text:p text:style-name="P29"><text:span text:style-name="T130">- </text:span><text:span text:style-name="T131">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32">On oublie pas d’initialiser le lien vers la vérification dans notre template base.html.twig.</text:span></text:p>
      <text:p text:style-name="P29"><text:span text:style-name="T132">- </text:span><text:span text:style-name="T133">On met maintenant en place la fonctionnalité de mot de passe oublié, en commençant par modifier notre entité user et en le ajoutant un champ resetToken.</text:span></text:p>
      <text:p text:style-name="P29"><text:span text:style-name="T133">- </text:span><text:span text:style-name="T134">On créer ensuite une route dans notre SecurityController pour la demande de mot de passe oublié, et la vue qui lui est associée. </text:span><text:span text:style-name="T135">On ajoute aussi un lien depuis la page de login vers la page de mot de passe oublié.</text:span></text:p>
      <text:p text:style-name="P30"><text:span text:style-name="T85">- </text:span><text:span text:style-name="T86">On continue la page de demande de changement de mot de passe en créant un formulaire ResetPasswordRequestFormType avec la commande </text:span><text:span text:style-name="T208">sy</text:span><text:span text:style-name="T209">m</text:span><text:span text:style-name="T208">fony console make:form</text:span><text:span text:style-name="T86">. </text:span><text:span text:style-name="T87">Dans notre SecurityController, on crée le formulaire à afficher avec la méthode createForm, en appelant le formulaire ResetPasswordRequestFormType. </text:span><text:span text:style-name="T88">Pour transmettre le formulaire à la vue, on l’ajoute dans le render de notre fonction avec la méthode createView, puis dans notre vue il suffit d’ajouter <text:s text:c="2"/></text:span><text:span text:style-name="T180">     {{ form(</text:span><text:span text:style-name="T189">requestPassForm</text:span><text:span text:style-name="T180">)}}.</text:span></text:p>
      <text:p text:style-name="P30"><text:span text:style-name="T90">- Pour compléter le formulaire, </text:span><text:span text:style-name="T91">on ajoute des attributs dans le builder de notre ResetPasswordRequestForm et pour ce qui est du bouton, la bonne pratique consiste à le créer dans la vue et non pas dans le builder.</text:span></text:p>
      <text:p text:style-name="P31"><text:span text:style-name="T88">- </text:span><text:span text:style-name="T89">En utilisant la synthaxe </text:span><text:span text:style-name="T180">{{ form(</text:span><text:span text:style-name="T189">requestPassForm</text:span><text:span text:style-name="T180">)}},</text:span><text:span text:style-name="T182"> </text:span><text:span text:style-name="T89">le bouton ne marche pas et se place avant notre champ email, il faut donc le modifier en le décomposant en </text:span><text:span text:style-name="T181">{{ form_start(</text:span><text:span text:style-name="T190">requestPassForm</text:span><text:span text:style-name="T181">)}}</text:span><text:span text:style-name="T89"> et </text:span><text:span text:style-name="T181">{{ form_end(</text:span><text:span text:style-name="T190">requestPassForm</text:span><text:span text:style-name="T181">)}}</text:span><text:span text:style-name="T89">, et en ajouter un </text:span><text:span text:style-name="T181">{{form_row(</text:span><text:span text:style-name="T190">requestPassForm</text:span><text:span text:style-name="T181">.</text:span><text:span text:style-name="T190">email</text:span><text:span text:style-name="T181">)}}</text:span><text:span text:style-name="T92"> pour renseigner que le champ email arrive avant le boutton.</text:span></text:p>
      <text:p text:style-name="P15"><text:span text:style-name="T136">- </text:span><text:span text:style-name="T137">Pour traiter l</text:span><text:span text:style-name="T138">e formulaire de demande de changement de mot de passe, </text:span><text:span text:style-name="T139">on ajoute </text:span><text:span text:style-name="T217"> </text:span><text:span text:style-name="T191">$form→handleRequest($request);</text:span><text:span text:style-name="T194"> </text:span><text:span text:style-name="T161">e</text:span><text:span text:style-name="T162">t</text:span><text:span text:style-name="T161"> on vérifie si le formulaire a été e</text:span><text:span text:style-name="T162">nvoyé et valide, puis on va chercher si l’utilisateur ex</text:span><text:span text:style-name="T163">iste</text:span><text:span text:style-name="T162">, avec le UsersRepository. </text:span><text:span text:style-name="T163">On ne précise à l’utilisateur si le compte existe ou non, pour éviter les piratages.</text:span></text:p>
      <text:p text:style-name="P15"><text:soft-page-break/><text:span text:style-name="T163">- </text:span><text:span text:style-name="T164">Si l’utilisateur est correcte, on génère un token de réinitialisation avec le service Symfony </text:span><text:span text:style-name="T165">TokenGeneratorInterface et on l’attribue à l’utilisateur avec la fonction setResetToken de notre entity Users, </text:span><text:span text:style-name="T166">puis on flush l’utilisateur.</text:span></text:p>
      <text:p text:style-name="P14"><text:span text:style-name="T138">- </text:span><text:span text:style-name="T140">Une fois le token créée, on génère un lien v</text:span><text:span text:style-name="T141">ers une nouvelle page de réinitialisation cette fois, avec le token en URL. Cette url est créée avec la méthode generateUrl qui prend en paramètres le nom de notre route de réinitialisation, le token et A</text:span><text:span text:style-name="T142">bsolute_Url, comme pour le lien de validation de compte, pour avoir le bon chemin vers le site</text:span><text:span text:style-name="T141">. </text:span><text:span text:style-name="T144">P</text:span><text:span text:style-name="T143">uis on créée le mail à envoyer en renseignant les différentes informations nécessaires, et le template de réinitialisation de mail.</text:span></text:p>
      <text:p text:style-name="P16"><text:span text:style-name="T143">- </text:span><text:span text:style-name="T144">Une fois le mail envoyé, on passe à la gestion de la réinitialisation elle même : </text:span><text:span text:style-name="T145">on vérifie tout d’abord si le token est valide, auquel cas on affiche un flash d’erreur, et on crée un nouveau formulaire de changement de mot de passe en se basant sur celui de la requête de changement de mot de passe. </text:span><text:span text:style-name="T146">On reprend le même procédé que pour la demande de changement, c’est à dire la création du template de changement de mot de passe, et le traitement avec conditions du changement de mot de passe dans le contrôleur.</text:span></text:p>
      <text:p text:style-name="P16"><text:span text:style-name="T146">- </text:span><text:span text:style-name="T147">Pour la gestion des pages d’erreurs, on installe twig pack à l’aide de la commande suivante : </text:span><text:span text:style-name="T212">composer requrie symfony/twig-pack</text:span><text:span text:style-name="T147">. </text:span><text:span text:style-name="T148">Les différents fichiers d’erreur vont être mis dans un dossier Exception, lui-même dans un dossier TwigBundle et Bundles, pour plus d’organisation. </text:span><text:span text:style-name="T149">Pour pouvoir tester nos différentes pages d’erreur sans avoir à passer en prod, on ajoute dans l’url de notre site un</text:span><text:span text:style-name="T211"> </text:span><text:span text:style-name="T210">/_error/</text:span><text:span text:style-name="T149"> suivie du numéro d’erreur à tester.</text:span></text:p>
      <text:p text:style-name="P17"><text:span text:style-name="T149">- </text:span><text:span text:style-name="T150">Maintenant, on s’attaque à la page détails des produits. Pour cela, on va r</text:span><text:span text:style-name="T151">eprendre</text:span><text:span text:style-name="T150"> d</text:span><text:span text:style-name="T151">ans le template de la liste des produits de catégories ( categories/list ) et initialiser le chemin du bouton « Voir les détails » : on renseigne la route details du ProductsController dans un path, ainsi que la valeur slug qui est nécessaire à cette route.</text:span></text:p>
      <text:p text:style-name="P18"><text:span text:style-name="T151">- </text:span><text:span text:style-name="T152">Pour la page détail en elle-même, on va simplement afficher les données du produit. La catégorie étant une clé étrangère, on utilise la méthode suivante </text:span><text:span text:style-name="T184">{{</text:span><text:span text:style-name="T192">product</text:span><text:span text:style-name="T184">.</text:span><text:span text:style-name="T192">categories</text:span><text:span text:style-name="T184">.</text:span><text:span text:style-name="T192">name</text:span><text:span text:style-name="T184">}} </text:span><text:span text:style-name="T167">en reprenant la notation utilisée dans l’entity. </text:span><text:span text:style-name="T168">Le prix a été pensé en centimes, pour é</text:span><text:span text:style-name="T169">viter de stocker des décimales</text:span><text:span text:style-name="T168">, on divise par 100 la valeur de price.</text:span><text:span text:style-name="T167"> </text:span><text:span text:style-name="T169">Pour les images, </text:span><text:span text:style-name="T170">on va utiliser le carousel de Bootstrap : </text:span><text:span text:style-name="T171">on utilise le modèle de la doc Bootstrap, et pour avoir un affichage adaptative, on va modifier la partie carousel-inner.</text:span></text:p>
      <text:p text:style-name="P18"><text:span text:style-name="T171">- On va donc boucler sur le</text:span><text:span text:style-name="T172">s </text:span><text:span text:style-name="T171">images avec, comme pour product.categories, product.images pour récupérer toutes images d’un produit et particularité, le carousel à besoin d’une image dite active. On va donc donner au premier élément de notre boucle le statut d’active et les suivants un statut classique, avec un opérateur ternaire :</text:span><text:span text:style-name="T177"> </text:span><text:span text:style-name="T198">{{ ( </text:span><text:span text:style-name="T195">loop</text:span><text:span text:style-name="T198">.</text:span><text:span text:style-name="T195">first</text:span><text:span text:style-name="T198"> ) </text:span><text:span text:style-name="T219">?</text:span><text:span text:style-name="T198"> 'active' </text:span><text:span text:style-name="T219">:</text:span><text:span text:style-name="T198"> ' ' }}.</text:span><text:span text:style-name="T197"> </text:span><text:span text:style-name="T171">Pour expliquer, loop.first correspond au premier élément de notre boucle for</text:span><text:span text:style-name="T172"> puis </text:span><text:span text:style-name="T221">? ‘</text:span><text:span text:style-name="T222">active’ : ‘ ‘</text:span><text:span text:style-name="T172"> veut dire que si la condition loop.first est vraie alors on renvoie ‘active’, sinon on renvoie une chaîne vide. </text:span></text:p>
      <text:p text:style-name="P18"><text:span text:style-name="T152">- </text:span><text:span text:style-name="T153">De même que pour la partie précédente, on veut un affichage dynamique pour la partie carousel-indicators. On va boucler une nouvelle fois mais cette fois ci sur le nombre totale d’images avec la notation suivante : </text:span><text:span text:style-name="T218">in</text:span><text:span text:style-name="T185"> </text:span><text:span text:style-name="T220">1</text:span><text:span text:style-name="T185">.. </text:span><text:span text:style-name="T193">product</text:span><text:span text:style-name="T185">.</text:span><text:span text:style-name="T193">images</text:span><text:span text:style-name="T218">|</text:span><text:span text:style-name="T223">length.</text:span><text:span text:style-name="T224"> </text:span><text:span text:style-name="T173">Et on réutilise l’opérateur ternaire pour la valeur de la class et de aria-current.</text:span></text:p>
      <text:p text:style-name="P18"><text:span text:style-name="T173">- </text:span><text:span text:style-name="T174">Maintenant pour le stock, on va utiliser une boucle if </text:span><text:span text:style-name="T175">et prendre en compte 3 cas : le cas où il n’y a plus de stock, en renvoyant un message de rupture de stock, le cas où il y a du stock avec l’affichage d’un bouton ajouter au panier et le cas o</text:span><text:span text:style-name="T176">ù</text:span><text:span text:style-name="T175"> il y a du stock limité, avec un bouton commander et un message de stock bientôt épuisé.</text:span></text:p>
      <text:p text:style-name="P18"><text:span text:style-name="T153"><text:s/>- </text:span><text:span text:style-name="T154">Pour le cas où nous avons beaucoup de produit, on va mettre en place une pagination sur les produits. Cela va se faire dans le repository de Product, là on où initialise les requêtes vers la base de données. On passe en absolut la valeur limit, qui correspond au nombre maximum de produit par page, pour éviter d’avoir une pagination négative et un crée un tableau vide pour nos résultats. Ensuite pour la requête, on sélectionne les produits correspondant à la catégorie désirée via le slug, comme pour la fonction list classique, puis on ajoute u</text:span><text:span text:style-name="T155">n setMaxResults qui prend la valeur de limit.</text:span></text:p>
      <text:p text:style-name="P33"><text:span text:style-name="T156">Ensuite, on fait un setFirstResults pour définir à partir de quelle entrée bous allons récupérer nos produits ( exemple : on prend les 6 produits à partir du 7ème car on veut 6 produits par page ). </text:span><text:span text:style-name="T157">Ensuite on utilise Paginator sur notre requête et on récupère le resultat. Dans notre tableau de </text:span><text:soft-page-break/><text:span text:style-name="T157">résultat final, on y ajoute les données en plus des différents informations utiles comme le nombre de page, la page actuelle et le nombre d’éléments par page, pour pouvoir les réutiliser facilement après.</text:span></text:p>
      <text:p text:style-name="P34"><text:span text:style-name="T158">On met à jour également dans notre CategoriesController la route list, qui prend désormais la fonction findProducsPagination de notre productsRepository. </text:span><text:span text:style-name="T159">Pour ne pas avoir à rentrer manuellement le numéro de page, on va le définir via l’url : query fait référence aux paramètres de la requête, souvent issus de la chaîne de requête dans l'URL (?page=2 par exemple) et getInt('page', 1) est une méthode qui tente de récupérer la valeur du paramètre "page" en tant qu'entier. Si le paramètre "page" n'est pas présent dans la requête ou s'il ne peut pas être converti en entier, la valeur par défaut est 1. </text:span><text:span text:style-name="T160">On modifie aussi le twig pour accéder à producs.data ( notre tableau de données ).</text:span></text:p>
      <text:p text:style-name="P26">- <text:span text:style-name="T226">Pour la navigation des pages, on va créer un partial pagination qui pourra être ré-utilisé par la suite, auquel on transmettra les différentes informations nécessaires à la mise en page comme la limit, le nombre de page etc via des set. Cette pagination affichera donc le nombre de page disponible et deux boutons suivant et précédent pour naviguer. Les liens se feront en utilisant un path qui contiendra la page à renvoyer ( exemple : categories_list pour la liste des produits ) et le numéro de page vers lequel on veut se diriger ( qui est nécessaire pour la fonction findProductsPagination ).</text:span></text:p>
      <text:p text:style-name="P26">-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4-01-11T20:29:07.640000000</dc:date>
    <meta:editing-duration>P1DT4H17M28S</meta:editing-duration>
    <meta:editing-cycles>155</meta:editing-cycles>
    <meta:generator>LibreOffice/6.3.4.2$Windows_X86_64 LibreOffice_project/60da17e045e08f1793c57c00ba83cdfce946d0aa</meta:generator>
    <meta:document-statistic meta:table-count="0" meta:image-count="0" meta:object-count="0" meta:page-count="6" meta:paragraph-count="90" meta:word-count="3658" meta:character-count="22577" meta:non-whitespace-character-count="18986"/>
  </office:meta>
</office:document-meta>
</file>